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Arial, sans-serif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1548" officeooo:paragraph-rsid="00191548"/>
    </style:style>
    <style:style style:name="P2" style:family="paragraph" style:parent-style-name="Standard">
      <style:text-properties officeooo:rsid="00191548" officeooo:paragraph-rsid="001a9d02"/>
    </style:style>
    <style:style style:name="P3" style:family="paragraph" style:parent-style-name="Standard">
      <style:text-properties officeooo:rsid="00191548" officeooo:paragraph-rsid="0020d7a5"/>
    </style:style>
    <style:style style:name="P4" style:family="paragraph" style:parent-style-name="Standard">
      <style:text-properties officeooo:rsid="00191548" officeooo:paragraph-rsid="0024d09e"/>
    </style:style>
    <style:style style:name="P5" style:family="paragraph" style:parent-style-name="Standard">
      <style:text-properties officeooo:rsid="00191548" officeooo:paragraph-rsid="0025fb5a"/>
    </style:style>
    <style:style style:name="P6" style:family="paragraph" style:parent-style-name="Standard">
      <style:text-properties officeooo:rsid="00191548" officeooo:paragraph-rsid="002830f3"/>
    </style:style>
    <style:style style:name="P7" style:family="paragraph" style:parent-style-name="Standard">
      <style:text-properties officeooo:rsid="00191548" officeooo:paragraph-rsid="002bcc20"/>
    </style:style>
    <style:style style:name="P8" style:family="paragraph" style:parent-style-name="Standard">
      <style:text-properties officeooo:rsid="00191548" officeooo:paragraph-rsid="0034ebc1"/>
    </style:style>
    <style:style style:name="P9" style:family="paragraph" style:parent-style-name="Standard">
      <style:text-properties officeooo:rsid="00191548" officeooo:paragraph-rsid="0041e830"/>
    </style:style>
    <style:style style:name="P10" style:family="paragraph" style:parent-style-name="Standard">
      <style:text-properties fo:font-style="italic" officeooo:rsid="00191548" officeooo:paragraph-rsid="00191548" style:font-style-asian="italic" style:font-style-complex="italic"/>
    </style:style>
    <style:style style:name="P11" style:family="paragraph" style:parent-style-name="Standard">
      <style:text-properties officeooo:rsid="001bc140" officeooo:paragraph-rsid="001bc140"/>
    </style:style>
    <style:style style:name="P12" style:family="paragraph" style:parent-style-name="Standard">
      <style:text-properties officeooo:rsid="001d2e57" officeooo:paragraph-rsid="001d2e57"/>
    </style:style>
    <style:style style:name="P13" style:family="paragraph" style:parent-style-name="Standard">
      <style:text-properties officeooo:rsid="001ec65d" officeooo:paragraph-rsid="001ec65d"/>
    </style:style>
    <style:style style:name="P14" style:family="paragraph" style:parent-style-name="Standard">
      <style:text-properties officeooo:rsid="001ec65d" officeooo:paragraph-rsid="0026dd68"/>
    </style:style>
    <style:style style:name="P15" style:family="paragraph" style:parent-style-name="Standard">
      <style:text-properties officeooo:rsid="001ec65d" officeooo:paragraph-rsid="002b758e"/>
    </style:style>
    <style:style style:name="P16" style:family="paragraph" style:parent-style-name="Standard">
      <style:text-properties officeooo:rsid="0020d7a5" officeooo:paragraph-rsid="00310e9f"/>
    </style:style>
    <style:style style:name="P17" style:family="paragraph" style:parent-style-name="Standard">
      <style:text-properties officeooo:rsid="002830f3" officeooo:paragraph-rsid="002830f3"/>
    </style:style>
    <style:style style:name="P18" style:family="paragraph" style:parent-style-name="Standard">
      <style:text-properties officeooo:rsid="0029f7d8" officeooo:paragraph-rsid="0029f7d8"/>
    </style:style>
    <style:style style:name="P19" style:family="paragraph" style:parent-style-name="Standard">
      <style:text-properties officeooo:rsid="002b758e" officeooo:paragraph-rsid="002b758e"/>
    </style:style>
    <style:style style:name="P20" style:family="paragraph" style:parent-style-name="Standard">
      <style:text-properties style:font-name="Liberation Serif" fo:font-weight="bold" officeooo:rsid="00191548" officeooo:paragraph-rsid="00191548" style:font-weight-asian="bold" style:font-weight-complex="bold"/>
    </style:style>
    <style:style style:name="P21" style:family="paragraph" style:parent-style-name="Standard">
      <style:text-properties style:font-name="Liberation Serif" fo:font-weight="bold" officeooo:rsid="00191548" officeooo:paragraph-rsid="00349434" style:font-weight-asian="bold" style:font-weight-complex="bold"/>
    </style:style>
    <style:style style:name="P22" style:family="paragraph" style:parent-style-name="Standard">
      <style:text-properties style:font-name="Liberation Serif" fo:font-size="12pt" fo:font-weight="normal" officeooo:rsid="00191548" officeooo:paragraph-rsid="00349434" style:font-size-asian="12pt" style:font-weight-asian="normal" style:font-size-complex="12pt" style:font-weight-complex="normal"/>
    </style:style>
    <style:style style:name="P23" style:family="paragraph" style:parent-style-name="Standard">
      <style:text-properties fo:color="#000000" loext:opacity="100%" style:font-name="Liberation Serif" fo:font-size="12pt" fo:font-weight="normal" officeooo:rsid="003a55fb" officeooo:paragraph-rsid="003e951c" style:font-size-asian="12pt" style:font-weight-asian="normal" style:font-size-complex="12pt" style:font-weight-complex="normal"/>
    </style:style>
    <style:style style:name="P24" style:family="paragraph" style:parent-style-name="Standard">
      <style:text-properties officeooo:paragraph-rsid="0041e830"/>
    </style:style>
    <style:style style:name="P25" style:family="paragraph" style:parent-style-name="Standard">
      <style:text-properties officeooo:rsid="0041e830" officeooo:paragraph-rsid="0041e830"/>
    </style:style>
    <style:style style:name="T1" style:family="text">
      <style:text-properties officeooo:rsid="00191548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0d7a5" style:font-style-asian="normal" style:font-style-complex="normal"/>
    </style:style>
    <style:style style:name="T4" style:family="text">
      <style:text-properties fo:font-style="normal" officeooo:rsid="002b758e" style:font-style-asian="normal" style:font-style-complex="normal"/>
    </style:style>
    <style:style style:name="T5" style:family="text">
      <style:text-properties fo:font-style="normal" officeooo:rsid="002f7e03" style:font-style-asian="normal" style:font-style-complex="normal"/>
    </style:style>
    <style:style style:name="T6" style:family="text">
      <style:text-properties fo:font-style="normal" officeooo:rsid="00310e9f" style:font-style-asian="normal" style:font-style-complex="normal"/>
    </style:style>
    <style:style style:name="T7" style:family="text">
      <style:text-properties fo:font-style="normal" officeooo:rsid="00323eb4" style:font-style-asian="normal" style:font-style-complex="normal"/>
    </style:style>
    <style:style style:name="T8" style:family="text">
      <style:text-properties fo:font-style="normal" officeooo:rsid="0025fb5a" style:font-style-asian="normal" style:font-style-complex="normal"/>
    </style:style>
    <style:style style:name="T9" style:family="text">
      <style:text-properties fo:font-style="normal" officeooo:rsid="001ec65d" style:font-style-asian="normal" style:font-style-complex="normal"/>
    </style:style>
    <style:style style:name="T10" style:family="text">
      <style:text-properties fo:font-style="normal" officeooo:rsid="001fbaf8" style:font-style-asian="normal" style:font-style-complex="normal"/>
    </style:style>
    <style:style style:name="T11" style:family="text">
      <style:text-properties fo:font-style="normal" officeooo:rsid="0034ebc1" style:font-style-asian="normal" style:font-style-complex="normal"/>
    </style:style>
    <style:style style:name="T12" style:family="text">
      <style:text-properties fo:font-style="normal" officeooo:rsid="0036c635" style:font-style-asian="normal" style:font-style-complex="normal"/>
    </style:style>
    <style:style style:name="T13" style:family="text">
      <style:text-properties fo:font-style="normal" officeooo:rsid="003b3bbf" style:font-style-asian="normal" style:font-style-complex="normal"/>
    </style:style>
    <style:style style:name="T14" style:family="text">
      <style:text-properties fo:font-style="normal" officeooo:rsid="002830f3" style:font-style-asian="normal" style:font-style-complex="normal"/>
    </style:style>
    <style:style style:name="T15" style:family="text">
      <style:text-properties fo:font-style="normal" officeooo:rsid="0033f04c" style:font-style-asian="normal" style:font-style-complex="normal"/>
    </style:style>
    <style:style style:name="T16" style:family="text">
      <style:text-properties fo:font-style="normal" fo:font-weight="bold" officeooo:rsid="00323eb4" style:font-style-asian="normal" style:font-weight-asian="bold" style:font-style-complex="normal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2b758e" style:font-style-asian="italic" style:font-style-complex="italic"/>
    </style:style>
    <style:style style:name="T19" style:family="text">
      <style:text-properties fo:font-style="italic" officeooo:rsid="002f7e03" style:font-style-asian="italic" style:font-style-complex="italic"/>
    </style:style>
    <style:style style:name="T20" style:family="text">
      <style:text-properties fo:font-style="italic" officeooo:rsid="00310e9f" style:font-style-asian="italic" style:font-style-complex="italic"/>
    </style:style>
    <style:style style:name="T21" style:family="text">
      <style:text-properties fo:font-style="italic" officeooo:rsid="001ec65d" style:font-style-asian="italic" style:font-style-complex="italic"/>
    </style:style>
    <style:style style:name="T22" style:family="text">
      <style:text-properties fo:font-style="italic" officeooo:rsid="001fbaf8" style:font-style-asian="italic" style:font-style-complex="italic"/>
    </style:style>
    <style:style style:name="T23" style:family="text">
      <style:text-properties fo:font-style="italic" officeooo:rsid="0025fb5a" style:font-style-asian="italic" style:font-style-complex="italic"/>
    </style:style>
    <style:style style:name="T24" style:family="text">
      <style:text-properties fo:font-style="italic" officeooo:rsid="003b3bbf" style:font-style-asian="italic" style:font-style-complex="italic"/>
    </style:style>
    <style:style style:name="T25" style:family="text">
      <style:text-properties fo:font-style="italic" officeooo:rsid="002830f3" style:font-style-asian="italic" style:font-style-complex="italic"/>
    </style:style>
    <style:style style:name="T26" style:family="text">
      <style:text-properties fo:font-style="italic" officeooo:rsid="0033f04c" style:font-style-asian="italic" style:font-style-complex="italic"/>
    </style:style>
    <style:style style:name="T27" style:family="text">
      <style:text-properties officeooo:rsid="001a9d02"/>
    </style:style>
    <style:style style:name="T28" style:family="text">
      <style:text-properties officeooo:rsid="001cc0b5"/>
    </style:style>
    <style:style style:name="T29" style:family="text">
      <style:text-properties officeooo:rsid="001ec65d"/>
    </style:style>
    <style:style style:name="T30" style:family="text">
      <style:text-properties officeooo:rsid="001fbaf8"/>
    </style:style>
    <style:style style:name="T31" style:family="text">
      <style:text-properties officeooo:rsid="0020d7a5"/>
    </style:style>
    <style:style style:name="T32" style:family="text">
      <style:text-properties officeooo:rsid="0022d3c0"/>
    </style:style>
    <style:style style:name="T33" style:family="text">
      <style:text-properties officeooo:rsid="0025fb5a"/>
    </style:style>
    <style:style style:name="T34" style:family="text">
      <style:text-properties officeooo:rsid="002830f3"/>
    </style:style>
    <style:style style:name="T35" style:family="text">
      <style:text-properties officeooo:rsid="002b758e"/>
    </style:style>
    <style:style style:name="T36" style:family="text">
      <style:text-properties officeooo:rsid="002bcc20"/>
    </style:style>
    <style:style style:name="T37" style:family="text">
      <style:text-properties officeooo:rsid="00310e9f"/>
    </style:style>
    <style:style style:name="T38" style:family="text">
      <style:text-properties officeooo:rsid="00323eb4"/>
    </style:style>
    <style:style style:name="T39" style:family="text">
      <style:text-properties officeooo:rsid="0033f04c"/>
    </style:style>
    <style:style style:name="T40" style:family="text">
      <style:text-properties fo:font-variant="normal" fo:text-transform="none" fo:color="#3c4043" loext:opacity="100%" fo:font-size="10.5pt" fo:letter-spacing="normal" fo:font-style="normal"/>
    </style:style>
    <style:style style:name="T41" style:family="text">
      <style:text-properties fo:font-variant="normal" fo:text-transform="none" fo:color="#3c4043" loext:opacity="100%" fo:font-size="10.5pt" fo:letter-spacing="normal" fo:font-style="normal" officeooo:rsid="003b3bbf"/>
    </style:style>
    <style:style style:name="T42" style:family="text">
      <style:text-properties fo:font-variant="normal" fo:text-transform="none" fo:color="#3c4043" loext:opacity="100%" fo:font-size="10.5pt" fo:letter-spacing="normal" fo:font-style="normal" officeooo:rsid="003d09c4"/>
    </style:style>
    <style:style style:name="T43" style:family="text">
      <style:text-properties fo:font-variant="normal" fo:text-transform="none" fo:color="#3c4043" loext:opacity="100%" fo:letter-spacing="normal" fo:font-style="normal"/>
    </style:style>
    <style:style style:name="T44" style:family="text">
      <style:text-properties fo:font-variant="normal" fo:text-transform="none" fo:color="#3c4043" loext:opacity="100%" fo:letter-spacing="normal" fo:font-style="normal" officeooo:rsid="003b3bbf"/>
    </style:style>
    <style:style style:name="T45" style:family="text">
      <style:text-properties fo:font-variant="normal" fo:text-transform="none" fo:color="#3c4043" loext:opacity="100%" fo:letter-spacing="normal" fo:font-style="normal" officeooo:rsid="003d09c4"/>
    </style:style>
    <style:style style:name="T46" style:family="text">
      <style:text-properties fo:font-variant="normal" fo:text-transform="none" fo:letter-spacing="normal" fo:font-style="normal"/>
    </style:style>
    <style:style style:name="T47" style:family="text">
      <style:text-properties fo:font-variant="normal" fo:text-transform="none" fo:letter-spacing="normal" fo:font-style="normal" officeooo:rsid="003b3bbf"/>
    </style:style>
    <style:style style:name="T48" style:family="text">
      <style:text-properties fo:font-variant="normal" fo:text-transform="none" fo:letter-spacing="normal" fo:font-style="normal" officeooo:rsid="003d09c4"/>
    </style:style>
    <style:style style:name="T49" style:family="text">
      <style:text-properties fo:font-variant="normal" fo:text-transform="none" fo:letter-spacing="normal" fo:font-style="normal" officeooo:rsid="003e951c"/>
    </style:style>
    <style:style style:name="T50" style:family="text">
      <style:text-properties officeooo:rsid="003a55fb"/>
    </style:style>
    <style:style style:name="T51" style:family="text">
      <style:text-properties officeooo:rsid="0040abcd"/>
    </style:style>
    <style:style style:name="T52" style:family="text">
      <style:text-properties style:font-name="Arial" fo:font-size="14pt" style:font-size-asian="14pt" style:font-name-complex="Arial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52">Vinícius do Amaral Brunheroto</text:span></text:p>
      <text:p text:style-name="P24"><text:span text:style-name="T52">Estrutura de dados I</text:span></text:p>
      <text:p text:style-name="P24"><text:span text:style-name="T52">Profº Carlos Fischer</text:span></text:p>
      <text:p text:style-name="P9"><text:span text:style-name="T52">Unesp RC</text:span></text:p>
      <text:p text:style-name="P1"/>
      <text:p text:style-name="P1"/>
      <text:p text:style-name="P25">ATIVIDADE 2</text:p>
      <text:p text:style-name="P1"/>
      <text:p text:style-name="P1"/>
      <text:p text:style-name="P1"/>
      <text:p text:style-name="P1"/>
      <text:p text:style-name="P1"><text:span text:style-name="T50">A</text:span>)</text:p>
      <text:p text:style-name="P1"/>
      <text:p text:style-name="P1"/>
      <text:p text:style-name="P10">/* <text:span text:style-name="T2">declarar árvore usando ponteiro </text:span>*<text:span text:style-name="T2">/</text:span></text:p>
      <text:p text:style-name="P1">tipo NoPtr = *No;</text:p>
      <text:p text:style-name="P1"><text:s text:c="8"/>No = estrutura</text:p>
      <text:p text:style-name="P1"><text:s text:c="13"/>info : char;</text:p>
      <text:p text:style-name="P1"><text:s text:c="12"/>esq, dir, <text:span text:style-name="T35">ant</text:span> : NoPtr;</text:p>
      <text:p text:style-name="P1"><text:s text:c="9"/>fim;</text:p>
      <text:p text:style-name="P1">var Tree : NoPtr;</text:p>
      <text:p text:style-name="P1"/>
      <text:p text:style-name="P1"/>
      <text:p text:style-name="P1"/>
      <text:p text:style-name="P10">/* <text:span text:style-name="T2">subrotina para percorrer a árvore</text:span> *<text:span text:style-name="T2">/</text:span></text:p>
      <text:p text:style-name="P1"/>
      <text:p text:style-name="P1">função PrePerc (t: NoPtr);</text:p>
      <text:p text:style-name="P11"><text:span text:style-name="T2">flag</text:span><text:span text:style-name="T3">1</text:span><text:span text:style-name="T2">: int <text:s/>/</text:span><text:span text:style-name="T17">* </text:span><text:span text:style-name="T2">flag</text:span><text:span text:style-name="T3">1: </text:span><text:span text:style-name="T6">serve como auxiliar para contar se percorreu a raiz e nós à esquerda da árvore</text:span><text:span text:style-name="T20"> *</text:span><text:span text:style-name="T6">/</text:span></text:p>
      <text:p text:style-name="P16"><text:span text:style-name="T2">flag2: int <text:s/>/</text:span><text:span text:style-name="T17">* </text:span><text:span text:style-name="T2">flag2: </text:span><text:span text:style-name="T5">serve para contar </text:span><text:span text:style-name="T6">se percorreu a raiz e nós à direita da árvore</text:span><text:span text:style-name="T17"> *</text:span><text:span text:style-name="T2">/</text:span></text:p>
      <text:p text:style-name="P17"><text:span text:style-name="T2">flag3: int </text:span><text:span text:style-name="T17">*/ </text:span><text:span text:style-name="T2"><text:s/>flag</text:span><text:span text:style-name="T5">3:</text:span><text:span text:style-name="T2"> </text:span><text:span text:style-name="T5">serve para informar se já foi printado o elemento do nó que é pai de nó folha</text:span><text:span text:style-name="T17">*/</text:span></text:p>
      <text:p text:style-name="P19"><text:span text:style-name="T2">r</text:span><text:span text:style-name="T17">: </text:span><text:span text:style-name="T12">NoPtr</text:span><text:span text:style-name="T17"> */ </text:span><text:span text:style-name="T5">serve para os casos em que há nós únicos no lado direito da árvore </text:span><text:span text:style-name="T19">*/</text:span></text:p>
      <text:p text:style-name="P1"><text:s text:c="7"/>começ<text:span text:style-name="T36">o</text:span></text:p>
      <text:p text:style-name="P1"/>
      <text:p text:style-name="P1"><text:s text:c="7"/>se (t&lt;&gt; null) <text:s text:c="3"/>/<text:span text:style-name="T17">*</text:span><text:span text:style-name="T24">comparação *</text:span><text:span text:style-name="T13">/</text:span></text:p>
      <text:p text:style-name="P1"><text:s text:c="16"/>começo</text:p>
      <text:p text:style-name="P2"><text:s text:c="23"/>/<text:span text:style-name="T17">* visitar a raiz *</text:span><text:span text:style-name="T2">/</text:span></text:p>
      <text:p text:style-name="P3"><text:s text:c="21"/></text:p>
      <text:p text:style-name="P3"><text:s text:c="21"/>/* <text:span text:style-name="T31">PERCORRE</text:span><text:span text:style-name="T38">R</text:span><text:span text:style-name="T31"> </text:span><text:span text:style-name="T32">UM NÓ</text:span><text:span text:style-name="T31"> </text:span><text:span text:style-name="T37">(raiz ou à esquerda)</text:span><text:span text:style-name="T31">*/</text:span> <text:s/></text:p>
      <text:p text:style-name="P3"><text:span text:style-name="T30"><text:s text:c="22"/>flag</text:span><text:span text:style-name="T31">1</text:span><text:span text:style-name="T30">++</text:span></text:p>
      <text:p text:style-name="P3"><text:s text:c="11"/></text:p>
      <text:p text:style-name="P3"><text:s text:c="4"/></text:p>
      <text:p text:style-name="P1"><text:s text:c="21"/>PrePerc (t-&gt;esq); /* percorrer s.a. esquerda em PrePerc */</text:p>
      <text:p text:style-name="P1"/>
      <text:p text:style-name="P8"><text:s/></text:p>
      <text:p text:style-name="P7"><text:s text:c="21"/><text:span text:style-name="T36">r</text:span><text:span text:style-name="T35"> = t-&gt;</text:span><text:span text:style-name="T36">ant</text:span><text:span text:style-name="T35"> <text:s text:c="2"/></text:span><text:span text:style-name="T18">*/ </text:span><text:span text:style-name="T4">aponta para o nó anterior a t </text:span><text:span text:style-name="T18">*</text:span><text:span text:style-name="T4">/</text:span></text:p>
      <text:p text:style-name="P7"><text:span text:style-name="T4"/></text:p>
      <text:p text:style-name="P8"><text:span text:style-name="T4"><text:s text:c="21"/></text:span><text:span text:style-name="T11">flag3=0</text:span></text:p>
      <text:p text:style-name="P12"><text:s text:c="10"/></text:p>
      <text:p text:style-name="P1"><text:s text:c="22"/><text:span text:style-name="T29">se (flag</text:span><text:span text:style-name="T31">1</text:span><text:span text:style-name="T29"> &gt;= </text:span><text:span text:style-name="T30">2</text:span><text:span text:style-name="T29">) <text:s text:c="2"/></text:span><text:span text:style-name="T21">*/ </text:span><text:span text:style-name="T9">percorreu no mínimo </text:span><text:span text:style-name="T10">a raiz e</text:span><text:span text:style-name="T9"> um nó a esquerda</text:span><text:span text:style-name="T21"> */</text:span></text:p>
      <text:p text:style-name="P17"><text:s text:c="30"/>{ <text:s/></text:p>
      <text:p text:style-name="P6"><text:s text:c="22"/><text:span text:style-name="T28"><text:s text:c="12"/></text:span>escrever (t→<text:span text:style-name="T27"> info</text:span>); <text:s text:c="7"/></text:p>
      <text:p text:style-name="P6"><text:span text:style-name="T34"><text:s text:c="34"/>flag3 = 1 <text:s/>/</text:span><text:span text:style-name="T25">*</text:span><text:span text:style-name="T14"> para informar que já escreveu um valor </text:span><text:span text:style-name="T15">na tela </text:span><text:span text:style-name="T17"><text:s/>*</text:span><text:span text:style-name="T2">/</text:span></text:p>
      <text:p text:style-name="P6"><text:soft-page-break/><text:s text:c="29"/><text:span text:style-name="T34">}</text:span> <text:s text:c="19"/></text:p>
      <text:p text:style-name="P6"><text:span text:style-name="T28"><text:s text:c="23"/></text:span></text:p>
      <text:p text:style-name="P13"><text:s text:c="23"/>flag<text:span text:style-name="T31">1</text:span> =<text:span text:style-name="T33">0</text:span></text:p>
      <text:p text:style-name="P15"><text:s text:c="14"/></text:p>
      <text:p text:style-name="P13"><text:s text:c="23"/></text:p>
      <text:p text:style-name="P14"><text:s text:c="23"/><text:span text:style-name="T1">/* </text:span><text:span text:style-name="T31">PERCORRE</text:span><text:span text:style-name="T38">R</text:span><text:span text:style-name="T31"> </text:span><text:span text:style-name="T32">UM NÓ</text:span><text:span text:style-name="T31"> </text:span><text:span text:style-name="T37">(raiz ou à direita)</text:span><text:span text:style-name="T31">*/</text:span><text:span text:style-name="T1"> <text:s/></text:span></text:p>
      <text:p text:style-name="P13"><text:s text:c="23"/><text:span text:style-name="T33">flag2++</text:span></text:p>
      <text:p text:style-name="P13"><text:s/></text:p>
      <text:p text:style-name="P1"/>
      <text:p text:style-name="P1"><text:s text:c="23"/>PrePerc (t-&gt;dir); /* percorrer s.a. direita em PrePerc */</text:p>
      <text:p text:style-name="P5"><text:s text:c="25"/></text:p>
      <text:p text:style-name="P5"><text:span text:style-name="T29"><text:s text:c="19"/>se</text:span><text:span text:style-name="T51">(</text:span><text:span text:style-name="T29"> (flag</text:span><text:span text:style-name="T33">2</text:span><text:span text:style-name="T29"> &gt;= </text:span><text:span text:style-name="T30">2</text:span><text:span text:style-name="T29">) </text:span><text:span text:style-name="T34">e (flag3 != 1)</text:span><text:span text:style-name="T51">)</text:span><text:span text:style-name="T29"> <text:s/>/</text:span><text:span text:style-name="T21">*</text:span><text:span text:style-name="T9"> percorreu no mínimo </text:span><text:span text:style-name="T10">a raiz e</text:span><text:span text:style-name="T9"> um nó a </text:span><text:span text:style-name="T8">direita</text:span><text:span text:style-name="T23"> *</text:span><text:span text:style-name="T8">/</text:span></text:p>
      <text:p text:style-name="P5"><text:s text:c="22"/><text:span text:style-name="T28"><text:s/></text:span>escrever (<text:span text:style-name="T36">r</text:span>); <text:s/>/<text:span text:style-name="T17">* </text:span><text:span text:style-name="T7">escrever </text:span><text:span text:style-name="T16">conteúdo</text:span><text:span text:style-name="T7"> do ponteiro r (com endereço anterior à t, dessa forma aponta-se para o pai do nó folha)</text:span><text:span text:style-name="T2"> </text:span><text:span text:style-name="T17"><text:s text:c="2"/>*</text:span><text:span text:style-name="T2">/</text:span> <text:s text:c="15"/></text:p>
      <text:p text:style-name="P4"><text:s text:c="23"/></text:p>
      <text:p text:style-name="P4"><text:s text:c="21"/><text:span text:style-name="T34">flag2 =0</text:span></text:p>
      <text:p text:style-name="P18"><text:s text:c="21"/>flag3 =0</text:p>
      <text:p text:style-name="P4"><text:s text:c="23"/></text:p>
      <text:p text:style-name="P4"/>
      <text:p text:style-name="P1"><text:s text:c="18"/>fim;</text:p>
      <text:p text:style-name="P1">fim;</text:p>
      <text:p text:style-name="P1"/>
      <text:p text:style-name="P1"/>
      <text:p text:style-name="P20"><text:span text:style-name="T40">chamada do algoritmo desenvolvido:</text:span></text:p>
      <text:p text:style-name="P20"><text:span text:style-name="T40"/></text:p>
      <text:p text:style-name="P21"><text:span text:style-name="T40">PrePerc (NoPtr);</text:span></text:p>
      <text:p text:style-name="P21"><text:span text:style-name="T40"/></text:p>
      <text:p text:style-name="P21"><text:span text:style-name="T40"/></text:p>
      <text:p text:style-name="P21"><text:span text:style-name="T40"/></text:p>
      <text:p text:style-name="P22"><text:span text:style-name="T43"/></text:p>
      <text:p text:style-name="P23"><text:span text:style-name="T46">B) </text:span><text:span text:style-name="T49">O algoritmo feito faz comparações em cada nó (se o ponteiro aponta pra NULL).</text:span><text:span text:style-name="T46"> </text:span></text:p>
      <text:p text:style-name="P23"><text:span text:style-name="T46">O algoritmo tende a percorrer todos os nós da árv</text:span><text:span text:style-name="T47">ore, uma vez para cada nó, para poder verificar qual nó é considerado pai de um nó folha. Por isso, a complexidade/</text:span><text:span text:style-name="T48">eficiência</text:span><text:span text:style-name="T47"> é O(n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Arial, sans-serif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3T10:07:42.686000000</meta:creation-date>
    <dc:date>2021-06-23T19:49:21.304000000</dc:date>
    <meta:editing-duration>PT1H44M28S</meta:editing-duration>
    <meta:editing-cycles>7</meta:editing-cycles>
    <meta:generator>LibreOffice/7.1.3.2$Windows_X86_64 LibreOffice_project/47f78053abe362b9384784d31a6e56f8511eb1c1</meta:generator>
    <meta:document-statistic meta:table-count="0" meta:image-count="0" meta:object-count="0" meta:page-count="2" meta:paragraph-count="59" meta:word-count="331" meta:character-count="2464" meta:non-whitespace-character-count="1390"/>
  </office:meta>
</office:document-meta>
</file>